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jpeg" manifest:full-path="Pictures/1.jpg"/>
  <manifest:file-entry manifest:media-type="image/jpeg" manifest:full-path="Pictures/2.jpg"/>
  <manifest:file-entry manifest:media-type="image/jpeg" manifest:full-path="Pictures/3.jpg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Calibri" svg:font-family="Calibri"/>
    <style:font-face style:name="Arial" svg:font-family="Arial"/>
  </office:font-face-decls>
  <office:automatic-styles>
    <style:style style:name="co1" style:family="table-column">
      <style:table-column-properties fo:break-before="auto" style:column-width="0.666666666666667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2.5625in"/>
    </style:style>
    <style:style style:name="co4" style:family="table-column">
      <style:table-column-properties fo:break-before="auto" style:column-width="0.666666666666667in"/>
    </style:style>
    <style:style style:name="ro1" style:family="table-row">
      <style:table-row-properties style:row-height="0.208333333333333in" fo:break-before="auto" style:use-optimal-row-height="true"/>
    </style:style>
    <style:style style:name="ro2" style:family="table-row">
      <style:table-row-properties style:row-height="0.291666666666667in" fo:break-before="auto" style:use-optimal-row-height="true"/>
    </style:style>
    <style:style style:name="ro3" style:family="table-row">
      <style:table-row-properties style:row-height="0.833333333333333in" fo:break-before="auto" style:use-optimal-row-height="true"/>
    </style:style>
    <style:style style:name="ro4" style:family="table-row">
      <style:table-row-properties style:row-height="0.208333333333333in" fo:break-before="auto" style:use-optimal-row-height="true"/>
    </style:style>
    <style:style style:name="ro5" style:family="table-row">
      <style:table-row-properties style:row-height="0.32291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bottom" fo:background-color="transparent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21" style:family="table-cell" style:parent-style-name="Default" style:data-style-name="N-1"/>
    <style:style style:name="ce22" style:family="table-cell" style:parent-style-name="Default" style:data-style-name="N-1">
      <style:table-cell-properties style:vertical-align="middle"/>
      <style:paragraph-properties/>
    </style:style>
    <style:style style:name="ce23" style:family="table-cell" style:parent-style-name="Default" style:data-style-name="N-1">
      <style:table-cell-properties style:vertical-align="middle"/>
      <style:paragraph-properties/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ce24" style:family="table-cell" style:parent-style-name="Default" style:data-style-name="N-1">
      <style:table-cell-properties fo:wrap-option="wrap" style:vertical-align="middle"/>
      <style:paragraph-properties/>
    </style:style>
    <style:style style:name="ce25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7" style:family="text">
      <style:text-properties style:font-name="Calibri" style:font-name-asian="Calibri" fo:font-weight="bold" style:font-weight-asian="bold" style:font-weight-complex="bold" fo:font-style="normal" style:font-style-asian="normal" style:font-style-complex="normal" style:text-line-through-style="none" fo:font-size="16pt" style:font-size-asian="16pt" style:font-size-complex="16pt" fo:color="#000000" style:text-underline-style="none"/>
    </style:style>
    <style:style style:name="S1" style:family="graphic">
      <style:graphic-properties fo:wrap-option="wrap" draw:textarea-vertical-align="top" draw:textarea-horizontal-align="left" draw:fill="bitmap" draw:fill-image-name="D1" style:repeat="stretch" draw:stroke="solid" svg:stroke-width="0.0104in" svg:stroke-color="#000000" svg:stroke-opacity="100%" fo:padding-top="0.0521in" fo:padding-bottom="0.0521in" fo:padding-left="0.1042in" fo:padding-right="0.1042in" draw:auto-grow-width="false" draw:auto-grow-height="false"/>
      <style:paragraph-properties fo:text-align="start" fo:margin-left="0cm"/>
    </style:style>
    <style:style style:name="S2" style:family="graphic">
      <style:graphic-properties fo:wrap-option="wrap" draw:textarea-vertical-align="top" draw:textarea-horizontal-align="left" draw:fill="bitmap" draw:fill-image-name="D2" style:repeat="stretch" draw:stroke="solid" svg:stroke-width="0.0104in" svg:stroke-color="#000000" svg:stroke-opacity="100%" fo:padding-top="0.0521in" fo:padding-bottom="0.0521in" fo:padding-left="0.1042in" fo:padding-right="0.1042in" draw:auto-grow-width="false" draw:auto-grow-height="false"/>
      <style:paragraph-properties fo:text-align="start" fo:margin-left="0cm"/>
    </style:style>
    <style:style style:name="S3" style:family="graphic">
      <style:graphic-properties fo:wrap-option="wrap" draw:textarea-vertical-align="top" draw:textarea-horizontal-align="left" draw:fill="bitmap" draw:fill-image-name="D3" style:repeat="stretch" draw:stroke="solid" svg:stroke-width="0.0104in" svg:stroke-color="#000000" svg:stroke-opacity="100%" fo:padding-top="0.0521in" fo:padding-bottom="0.0521in" fo:padding-left="0.1042in" fo:padding-right="0.1042in" draw:auto-grow-width="false" draw:auto-grow-height="false"/>
      <style:paragraph-properties fo:text-align="start" fo:margin-left="0cm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1"/>
        <table:table-column table:style-name="co3" table:default-cell-style-name="ce21"/>
        <table:table-column table:style-name="co2" table:number-columns-repeated="16382" table:default-cell-style-name="ce21"/>
        <table:table-row table:style-name="ro1">
          <table:table-cell table:style-name="ce22" office:value-type="string">
            <text:p/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style-name="ce21">
            <draw:frame xmlns:presentation="urn:oasis:names:tc:opendocument:xmlns:presentation:1.0" draw:style-name="S1" draw:id="id0" draw:z-index="0" draw:name="Text Box 6" svg:x="0in" svg:y="0in" svg:width="3.8958in" svg:height="1.4583in">
              <draw:text-box/>
            </draw:frame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2">
          <table:table-cell table:style-name="ce23" office:value-type="string">
            <text:p>Usman Aziz</text:p>
          </table:table-cell>
          <table:table-cell table:number-columns-repeated="2" table:style-name="ce21"/>
          <table:table-cell table:style-name="ce22" office:value-type="string">
            <text:p/>
          </table:table-cell>
          <table:table-cell table:number-columns-repeated="252"/>
        </table:table-row>
        <table:table-row table:style-name="ro1">
          <table:table-cell table:style-name="ce22" office:value-type="string">
            <text:p/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style-name="ce21">
            <draw:frame xmlns:presentation="urn:oasis:names:tc:opendocument:xmlns:presentation:1.0" draw:style-name="S2" draw:id="id1" draw:z-index="1" draw:name="Text Box 6" svg:x="0in" svg:y="0in" svg:width="3.8958in" svg:height="1.4583in">
              <draw:text-box/>
            </draw:frame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2">
          <table:table-cell table:style-name="ce23" office:value-type="string">
            <text:p>Atir Tahir</text:p>
          </table:table-cell>
          <table:table-cell table:number-columns-repeated="2" table:style-name="ce21"/>
          <table:table-cell table:style-name="ce22" office:value-type="string">
            <text:p/>
          </table:table-cell>
          <table:table-cell table:number-columns-repeated="252"/>
        </table:table-row>
        <table:table-row table:style-name="ro1">
          <table:table-cell table:style-name="ce22" office:value-type="string">
            <text:p/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style-name="ce21">
            <draw:frame xmlns:presentation="urn:oasis:names:tc:opendocument:xmlns:presentation:1.0" draw:style-name="S3" draw:id="id2" draw:z-index="2" draw:name="Text Box 6" svg:x="0in" svg:y="0in" svg:width="3.8958in" svg:height="1.4583in">
              <draw:text-box/>
            </draw:frame>
          </table:table-cell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2">
          <table:table-cell table:style-name="ce23" office:value-type="string">
            <text:p>Dawood Khan</text:p>
          </table:table-cell>
          <table:table-cell table:number-columns-repeated="2" table:style-name="ce21"/>
          <table:table-cell table:style-name="ce22" office:value-type="string">
            <text:p/>
          </table:table-cell>
          <table:table-cell table:number-columns-repeated="252"/>
        </table:table-row>
        <table:table-row table:style-name="ro1">
          <table:table-cell table:style-name="ce22"/>
          <table:table-cell table:number-columns-repeated="3" table:style-name="ce21"/>
          <table:table-cell table:number-columns-repeated="252" table:style-name="ce21"/>
        </table:table-row>
        <table:table-row table:style-name="ro1">
          <table:table-cell table:number-columns-repeated="4" table:style-name="ce21"/>
          <table:table-cell table:number-columns-repeated="252"/>
        </table:table-row>
        <table:table-row table:style-name="ro3">
          <table:table-cell table:style-name="ce21"/>
          <table:table-cell table:style-name="ce24" office:value-type="string">
            <text:p>We provide support for the following products:
·         Lenovo G50
·         Pavilion G6
·         Nexus 5
·         Lenovo 12
·         www 5</text:p>
          </table:table-cell>
          <table:table-cell table:number-columns-repeated="2" table:style-name="ce21"/>
          <table:table-cell table:number-columns-repeated="252" table:style-name="ce21"/>
        </table:table-row>
        <table:table-row table:number-rows-repeated="65503" table:style-name="ro1">
          <table:table-cell table:number-columns-repeated="256"/>
        </table:table-row>
      </table:table>
      <table:table table:name="Evaluation Warning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4"/>
        <table:table-row table:style-name="ro5">
          <table:table-cell table:style-name="ce25" office:value-type="string">
            <text:p>Evaluation Only. Created with GroupDocs.Assembly 3.1. © Aspose Pty Ltd 2001-2016. All Rights Reserved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-1">
      <style:table-cell-properties style:border="none" style:vertical-align="bottom" fo:background-color="transparent" style:cell-protect="protected"/>
      <style:paragraph-properties/>
      <style:text-properties style:font-name="Calibri" style:font-name-asian="Calibri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" xlink:href="Pictures/1.jpg" xlink:show="embed" xlink:actuate="onLoad"/>
    <draw:fill-image draw:name="D2" xlink:href="Pictures/2.jpg" xlink:show="embed" xlink:actuate="onLoad"/>
    <draw:fill-image draw:name="D3" xlink:href="Pictures/3.jpg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in" fo:margin-right="0.7in" fo:margin-top="0.3in" fo:margin-bottom="0.3in" style:first-page-number="continue" style:print="zero-value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Muhammad Atir</meta:generator>
    <meta:initial-creator>Иван</meta:initial-creator>
    <meta:creation-date>2015-10-25T09:41:41</meta:creation-date>
    <dc:date>2016-07-12T01:00:21</dc:date>
    <meta:generator>MicrosoftOffice/15.0 MicrosoftExcel/CalculationVersion-14420</meta:generator>
  </office:meta>
</office:document-meta>
</file>